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e1a8" officeooo:paragraph-rsid="001ae1a8"/>
    </style:style>
    <style:style style:name="P2" style:family="paragraph">
      <style:paragraph-properties fo:margin-left="0.199cm" fo:margin-right="0cm" fo:text-align="start" fo:text-indent="-0.195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left="0.3cm" fo:margin-right="0cm" fo:text-align="start" fo:text-indent="-0.195cm"/>
    </style:style>
    <style:style style:name="T1" style:family="text">
      <style:text-properties officeooo:rsid="002067f3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marker-start="" draw:marker-end="Arrowhead_20_2" draw:fill="solid" draw:fill-color="#ffffff" draw:textarea-horizontal-align="left" draw:textarea-vertical-align="top" draw:auto-grow-height="true" fo:min-height="0cm" fo:min-width="0cm" fo:padding-left="0.199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" draw:marker-end="Arrowhead_20_2" draw:fill="solid" draw:fill-color="#ffffff" draw:textarea-horizontal-align="left" draw:textarea-vertical-align="top" draw:auto-grow-height="true" fo:min-height="2.436cm" fo:min-width="0cm" fo:padding-left="0.199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Arrowhead_20_1" draw:marker-start-width="0.427cm" draw:marker-end="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="" draw:marker-start-width="0.427cm" draw:marker-end="Arrowhead_20_1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start="" draw:marker-end="Arrowhead_20_2" draw:fill="solid" draw:fill-color="#ffffff" draw:textarea-horizontal-align="left" draw:textarea-vertical-align="top" draw:auto-grow-height="true" fo:min-height="3.503cm" fo:min-width="0cm" fo:padding-left="0.199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990000" draw:marker-start="Arrowhead_20_1" draw:marker-end="" draw:fill="solid" draw:fill-color="#cc9999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start="" draw:marker-end="Arrowhead_20_2" draw:fill="solid" draw:fill-color="#ffffff" draw:textarea-horizontal-align="left" draw:textarea-vertical-align="top" draw:auto-grow-height="true" fo:min-height="2.503cm" fo:min-width="0cm" fo:padding-left="0.199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start="" draw:marker-end="Arrowhead_20_2" draw:fill="solid" draw:fill-color="#ffffff" draw:textarea-horizontal-align="left" draw:textarea-vertical-align="top" draw:auto-grow-height="true" fo:min-height="2.152cm" fo:min-width="0cm" fo:padding-left="0.199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000000" draw:marker-start="Arrowhead_20_1" draw:marker-start-width="0.427cm" draw:marker-end-width="0.427cm" draw:fill="solid" draw:fill-color="#eeeee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5" draw:style-name="gr7" draw:text-style-name="P2" svg:width="4.652cm" svg:height="2.924cm" svg:x="3.57cm" svg:y="1.901cm"><text:p text:style-name="P2">- Contabiliza as entradas (dinheiro, crédito ou débito) item a item.</text:p><text:p text:style-name="P2">-<text:span text:style-name="T4"> Registra pequenas saídas. Lançar direto no </text:span><text:span text:style-name="T5">Finanças Diárias</text:span></text:p><draw:enhanced-geometry svg:viewBox="0 0 21600 21600" draw:mirror-horizontal="false" draw:type="line-callout-2" draw:modifiers="-8843.06292645944 27280.0965018094 -7627.09014479215 7846.02026049204 -2038.81728582259 10252.3943661972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27" draw:style-name="gr6" draw:text-style-name="P4" svg:width="3.123cm" svg:height="1.773cm" svg:x="3.718cm" svg:y="23.026cm"><text:p text:style-name="P4"><text:span text:style-name="T2">Controle</text:span></text:p><text:p text:style-name="P4"><text:span text:style-name="T2">Bancário</text:span></text:p><draw:enhanced-geometry svg:viewBox="0 0 21600 21600" draw:type="rectangle" draw:enhanced-path="M 0 0 L 21600 0 21600 21600 0 21600 0 0 Z N"/></draw:custom-shape><draw:custom-shape text:anchor-type="paragraph" draw:z-index="8" draw:style-name="gr6" draw:text-style-name="P4" svg:width="3.917cm" svg:height="1.773cm" svg:x="6.205cm" svg:y="5.616cm"><text:p text:style-name="P4"><text:span text:style-name="T2">Entrada Diária</text:span></text:p><text:p text:style-name="P4"><text:span text:style-name="T3">Visão Mensal</text:span></text:p><draw:enhanced-geometry svg:viewBox="0 0 21600 21600" draw:type="rectangle" draw:enhanced-path="M 0 0 L 21600 0 21600 21600 0 21600 0 0 Z N"/></draw:custom-shape><draw:custom-shape text:anchor-type="paragraph" draw:z-index="7" draw:style-name="gr6" draw:text-style-name="P4" svg:width="3.123cm" svg:height="1.773cm" svg:x="0.728cm" svg:y="5.616cm"><text:p text:style-name="P4"><text:span text:style-name="T2">Controle do</text:span></text:p><text:p text:style-name="P4"><text:span text:style-name="T2">Caixa</text:span>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5" svg:width="6.578cm" svg:height="3.504cm" svg:x="11.705cm" svg:y="1.236cm"><text:p text:style-name="P5">- Somatório diário do que foi vendido categorizado em dinheiro, débito e crédito.</text:p><text:p text:style-name="P5">- Objetivo é saber o que entrou mensalmente no loja.</text:p><text:p text:style-name="P5">- Entrada diária com somatória final do mês.</text:p><draw:enhanced-geometry svg:viewBox="0 0 21600 21600" draw:mirror-horizontal="false" draw:type="line-callout-2" draw:modifiers="-7696.08579088472 27024.4589833921 -5524.50402144772 12349.0689481631 -1441.93029490617 14631.9073980876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2" draw:style-name="gr2" draw:text-style-name="P2" svg:width="3.775cm" svg:height="3.897cm" svg:x="12.155cm" svg:y="17.718cm"><text:p text:style-name="P2">- Somatório mensal de todos os gastos de reposição do estoque.</text:p><text:p text:style-name="P2">- Controla quando, quanto e para quem foi feito o pagamento.</text:p><draw:enhanced-geometry svg:viewBox="0 0 21600 21600" draw:mirror-horizontal="false" draw:type="line-callout-2" draw:modifiers="-34442.9705744979 3205.79185520362 -7627.09014479215 7846.02026049204 -2522.18589444185 8776.83257918552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23" draw:style-name="gr6" draw:text-style-name="P4" svg:width="3.123cm" svg:height="1.773cm" svg:x="3.03cm" svg:y="16.813cm"><text:p text:style-name="P4"><text:span text:style-name="T2">Pedidos</text:span></text:p><text:p text:style-name="P4"><text:span text:style-name="T2">e</text:span></text:p><text:p text:style-name="P4"><text:span text:style-name="T2">Pagamentos</text:span></text:p><draw:enhanced-geometry svg:viewBox="0 0 21600 21600" draw:type="rectangle" draw:enhanced-path="M 0 0 L 21600 0 21600 21600 0 21600 0 0 Z N"/></draw:custom-shape><draw:custom-shape text:anchor-type="paragraph" draw:z-index="1" draw:style-name="gr2" draw:text-style-name="P3" svg:width="3.775cm" svg:height="2.437cm" svg:x="14.392cm" svg:y="7.14cm"><text:p text:style-name="P3">- Somatória dos gastos fixos e variáveis, exceto a reposição do estoque.</text:p><draw:enhanced-geometry svg:viewBox="0 0 21600 21600" draw:mirror-horizontal="false" draw:type="line-callout-2" draw:modifiers="-11672.6763194769 20771.6353111433 -7627.09014479215 7846.02026049204 -2522.18589444185 8783.79160636758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28" draw:style-name="gr6" draw:text-style-name="P4" svg:width="3.917cm" svg:height="1.773cm" svg:x="8.613cm" svg:y="8.474cm"><text:p text:style-name="P4"><text:span text:style-name="T2">Custo Mensal</text:span></text:p><draw:enhanced-geometry svg:viewBox="0 0 21600 21600" draw:type="rectangle" draw:enhanced-path="M 0 0 L 21600 0 21600 21600 0 21600 0 0 Z N"/></draw:custom-shape><draw:custom-shape text:anchor-type="paragraph" draw:z-index="26" draw:style-name="gr6" draw:text-style-name="P4" svg:width="3.917cm" svg:height="1.773cm" svg:x="3.348cm" svg:y="12.077cm"><text:p text:style-name="P4"><text:span text:style-name="T2">Finanças Diárias</text:span></text:p><text:p text:style-name="P4">$ Vivo</text:p><draw:enhanced-geometry svg:viewBox="0 0 21600 21600" draw:type="rectangle" draw:enhanced-path="M 0 0 L 21600 0 21600 21600 0 21600 0 0 Z N"/></draw:custom-shape><draw:custom-shape text:anchor-type="paragraph" draw:z-index="0" draw:style-name="gr1" draw:text-style-name="P2" svg:width="5.291cm" svg:height="5.358cm" svg:x="13.104cm" svg:y="11.453cm"><text:p text:style-name="P2">- Controle do dinheiro vivo que está circulando na loja.</text:p><text:p text:style-name="P2">- Registra o total que entra diariamente e soma com o saldo anterior.</text:p><text:p text:style-name="P2">- Registra as saídas diárias e discriminadas. Tanto as saídas quanto as entradas interagem com o saldo para gerar uma visão atual do movimento financeiro.</text:p><draw:enhanced-geometry svg:viewBox="0 0 21600 21600" draw:mirror-horizontal="false" draw:type="line-callout-2" draw:modifiers="-24156 5808.82159315339 -3600 4000 -1800 3995.78670177748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16" draw:style-name="gr8" draw:text-style-name="P2" svg:width="4.904cm" svg:height="2.437cm" svg:x="9.245cm" svg:y="23.631cm"><text:p text:style-name="P2">- Processa as entradas e saidas na conta bancária para monitorar se atingiu o limite do MEI.</text:p><text:p text:style-name="P2">R$ 5.000,00 / mês</text:p><draw:enhanced-geometry svg:viewBox="0 0 21600 21600" draw:mirror-horizontal="false" draw:type="line-callout-2" draw:modifiers="-10671.8446601942 4782.63386396527 -8932.03883495146 9237.04775687409 -1941.74757281553 10518.6685962373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line text:anchor-type="paragraph" draw:z-index="14" draw:style-name="gr3" draw:text-style-name="P4" svg:x1="5.205cm" svg:y1="23.026cm" svg:x2="5.046cm" svg:y2="18.56cm"><text:p/></draw:line><draw:line text:anchor-type="paragraph" draw:z-index="13" draw:style-name="gr3" draw:text-style-name="P4" svg:x1="3.718cm" svg:y1="23.29cm" svg:x2="1.734cm" svg:y2="24.983cm"><text:p/></draw:line><draw:line text:anchor-type="paragraph" draw:z-index="12" draw:style-name="gr3" draw:text-style-name="P4" svg:x1="4.094cm" svg:y1="23.026cm" svg:x2="1.633cm" svg:y2="18.11cm"><text:p/></draw:line><draw:line text:anchor-type="paragraph" draw:z-index="11" draw:style-name="gr3" draw:text-style-name="P4" svg:x1="0.893cm" svg:y1="17.131cm" svg:x2="4.65cm" svg:y2="13.533cm"><text:p/></draw:line><draw:line text:anchor-type="paragraph" draw:z-index="10" draw:style-name="gr3" draw:text-style-name="P4" svg:x1="3.348cm" svg:y1="13.527cm" svg:x2="2.104cm" svg:y2="13.527cm"><text:p/></draw:line><draw:line text:anchor-type="paragraph" draw:z-index="9" draw:style-name="gr3" draw:text-style-name="P4" svg:x1="6.206cm" svg:y1="6.548cm" svg:x2="3.851cm" svg:y2="6.548cm"><text:p/></draw:line><draw:line text:anchor-type="paragraph" draw:z-index="6" draw:style-name="gr3" draw:text-style-name="P4" svg:x1="4.385cm" svg:y1="12.077cm" svg:x2="2.586cm" svg:y2="7.389cm"><text:p/></draw:line><draw:line text:anchor-type="paragraph" draw:z-index="4" draw:style-name="gr4" draw:text-style-name="P4" svg:x1="4.306cm" svg:y1="17.131cm" svg:x2="6.581cm" svg:y2="13.85cm"><text:p/></draw:line><draw:line text:anchor-type="paragraph" draw:z-index="3" draw:style-name="gr3" draw:text-style-name="P4" svg:x1="9.254cm" svg:y1="10.246cm" svg:x2="5.65cm" svg:y2="12.654cm"><text:p/></draw:line><draw:ellipse text:anchor-type="paragraph" draw:z-index="17" draw:style-name="gr9" draw:text-style-name="P4" svg:width="4.208cm" svg:height="2.964cm" svg:x="1.152cm" svg:y="8.082cm"><text:p text:style-name="P4"><text:span text:style-name="T2">Entradas</text:span></text:p><text:p text:style-name="P4"><text:span text:style-name="T2">Diárias</text:span></text:p><text:p text:style-name="P4"><text:span text:style-name="T3">Total de entradas</text:span></text:p><text:p text:style-name="P4"><text:span text:style-name="T3">do Caixa</text:span></text:p><text:p text:style-name="P4"><text:span text:style-name="T3">no dia.</text:span></text:p></draw:ellipse><draw:ellipse text:anchor-type="paragraph" draw:z-index="18" draw:style-name="gr9" draw:text-style-name="P4" svg:width="3.29cm" svg:height="2.673cm" svg:x="-1.192cm" svg:y="12.21cm"><text:p text:style-name="P4"><text:span text:style-name="T2">Saídas</text:span></text:p><text:p text:style-name="P4"><text:span text:style-name="T2">Diárias</text:span></text:p><text:p text:style-name="P4"><text:span text:style-name="T3">Discriminadas</text:span></text:p></draw:ellipse><draw:ellipse text:anchor-type="paragraph" draw:z-index="19" draw:style-name="gr9" draw:text-style-name="P4" svg:width="3.832cm" svg:height="2.297cm" svg:x="-1.065cm" svg:y="15.967cm"><text:p text:style-name="P4"><text:span text:style-name="T2">Transferência</text:span></text:p><text:p text:style-name="P4"><text:span text:style-name="T3">Entrada em</text:span></text:p><text:p text:style-name="P4"><text:span text:style-name="T3">dinheiro.</text:span></text:p></draw:ellipse><draw:ellipse text:anchor-type="paragraph" draw:z-index="20" draw:style-name="gr9" draw:text-style-name="P4" svg:width="3.832cm" svg:height="2.483cm" svg:x="3.459cm" svg:y="19.089cm"><text:p text:style-name="P4"><text:span text:style-name="T2">Pagamentos</text:span></text:p><text:p text:style-name="P4"><text:span text:style-name="T3">Cheque/Boleto</text:span></text:p><text:p text:style-name="P4"><text:span text:style-name="T3">pela internet.</text:span></text:p><text:p text:style-name="P4"><text:span text:style-name="T3">Saídas</text:span></text:p></draw:ellipse><draw:ellipse text:anchor-type="paragraph" draw:z-index="21" draw:style-name="gr9" draw:text-style-name="P4" svg:width="3.832cm" svg:height="1.694cm" svg:x="0.178cm" svg:y="24.645cm"><text:p text:style-name="P4"><text:span text:style-name="T2">Pagamentos</text:span></text:p></draw:ellipse><draw:polyline text:anchor-type="paragraph" draw:z-index="22" draw:style-name="gr10" draw:text-style-name="P4" svg:width="2.763cm" svg:height="13.582cm" draw:transform="rotate (-0.139626340159547) translate (8.47146943482378cm 9.95061903414825cm)" svg:viewBox="0 0 2764 13583" draw:points="2125,0 2764,11004 0,13583"><text:p/></draw:polyline><draw:ellipse text:anchor-type="paragraph" draw:z-index="24" draw:style-name="gr9" draw:text-style-name="P4" svg:width="3.678cm" svg:height="1.959cm" svg:x="3.433cm" svg:y="14.512cm"><text:p text:style-name="P4"><text:span text:style-name="T2">Pagamentos</text:span></text:p><text:p text:style-name="P4"><text:span text:style-name="T3">Em dinheiro.</text:span></text:p><text:p text:style-name="P4"><text:span text:style-name="T3">Saídas</text:span></text:p></draw:ellipse><draw:ellipse text:anchor-type="paragraph" draw:z-index="25" draw:style-name="gr9" draw:text-style-name="P4" svg:width="3.678cm" svg:height="1.959cm" svg:x="8.195cm" svg:y="14.67cm"><text:p text:style-name="P4"><text:span text:style-name="T2">Pagamentos</text:span></text:p><text:p text:style-name="P4"><text:span text:style-name="T3">Feito pelo Banco.</text:span></text:p><text:p text:style-name="P4"><text:span text:style-name="T3">Saídas</text:span></text:p></draw:ellipse><text:span text:style-name="T1">Fluxo das planilhas utilizadas na Maria Bonita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20 30" svg:d="M10 0l-10 30h20z"/>
    <draw:marker draw:name="Arrowhead_20_2" draw:display-name="Arrowhead 2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1:06:21.277972377</meta:creation-date>
    <dc:date>2016-05-19T16:35:08.331568314</dc:date>
    <meta:editing-duration>PT1H45M47S</meta:editing-duration>
    <meta:editing-cycles>21</meta:editing-cycles>
    <meta:generator>LibreOffice/4.2.8.2$Linux_X86_64 LibreOffice_project/420m0$Build-2</meta:generator>
    <meta:print-date>2016-01-15T21:13:08.124866206</meta:print-date>
    <meta:document-statistic meta:table-count="0" meta:image-count="0" meta:object-count="0" meta:page-count="1" meta:paragraph-count="1" meta:word-count="7" meta:character-count="47" meta:non-whitespace-character-count="41"/>
  </office:meta>
</office:document-meta>
</file>